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1e519" officeooo:paragraph-rsid="0011e519" style:font-weight-asian="bold" style:font-weight-complex="bold"/>
    </style:style>
    <style:style style:name="P2" style:family="paragraph" style:parent-style-name="Text_20_body">
      <style:paragraph-properties fo:margin-top="0cm" fo:margin-bottom="0cm" style:contextual-spacing="false"/>
    </style:style>
    <style:style style:name="P3" style:family="paragraph" style:parent-style-name="Standard" style:list-style-name="L1">
      <style:text-properties officeooo:paragraph-rsid="0025d6d7"/>
    </style:style>
    <style:style style:name="P4" style:family="paragraph" style:parent-style-name="Standard" style:list-style-name="L1">
      <style:text-properties officeooo:paragraph-rsid="001aa555"/>
    </style:style>
    <style:style style:name="P5" style:family="paragraph" style:parent-style-name="Standard" style:list-style-name="L1">
      <style:text-properties officeooo:paragraph-rsid="00132d17"/>
    </style:style>
    <style:style style:name="P6" style:family="paragraph" style:parent-style-name="Standard" style:list-style-name="L1">
      <style:text-properties fo:font-weight="bold" officeooo:rsid="0011e519" officeooo:paragraph-rsid="0011e519" style:font-weight-asian="bold" style:font-weight-complex="bold"/>
    </style:style>
    <style:style style:name="P7" style:family="paragraph" style:parent-style-name="Standard" style:list-style-name="L1">
      <style:text-properties fo:font-weight="bold" officeooo:rsid="002bcf35" officeooo:paragraph-rsid="002bcf35" style:font-weight-asian="bold" style:font-weight-complex="bold"/>
    </style:style>
    <style:style style:name="P8" style:family="paragraph" style:parent-style-name="Standard" style:list-style-name="L1">
      <style:text-properties fo:font-weight="normal" officeooo:rsid="0011e519" officeooo:paragraph-rsid="0025d6d7" style:font-weight-asian="normal" style:font-weight-complex="normal"/>
    </style:style>
    <style:style style:name="P9" style:family="paragraph" style:parent-style-name="Standard" style:list-style-name="L1">
      <style:text-properties fo:font-weight="normal" officeooo:rsid="0011e519" officeooo:paragraph-rsid="0011e519" style:font-weight-asian="normal" style:font-weight-complex="normal"/>
    </style:style>
    <style:style style:name="P10" style:family="paragraph" style:parent-style-name="Standard" style:list-style-name="L1">
      <style:text-properties fo:font-weight="normal" officeooo:rsid="00132d17" officeooo:paragraph-rsid="00132d17" style:font-weight-asian="normal" style:font-weight-complex="normal"/>
    </style:style>
    <style:style style:name="P11" style:family="paragraph" style:parent-style-name="Standard" style:list-style-name="L1">
      <style:text-properties fo:color="#000000" loext:opacity="100%" officeooo:paragraph-rsid="001aa555"/>
    </style:style>
    <style:style style:name="P12" style:family="paragraph" style:parent-style-name="Text_20_body" style:list-style-name="L1">
      <style:text-properties officeooo:paragraph-rsid="0025d6d7"/>
    </style:style>
    <style:style style:name="P13" style:family="paragraph" style:parent-style-name="Text_20_body" style:list-style-name="L1">
      <style:text-properties officeooo:paragraph-rsid="001aa555"/>
    </style:style>
    <style:style style:name="P14" style:family="paragraph" style:parent-style-name="Text_20_body" style:list-style-name="L1">
      <style:text-properties officeooo:paragraph-rsid="002e39b7"/>
    </style:style>
    <style:style style:name="P15" style:family="paragraph" style:parent-style-name="Text_20_body" style:list-style-name="L1">
      <style:text-properties officeooo:paragraph-rsid="00318286"/>
    </style:style>
    <style:style style:name="P16" style:family="paragraph" style:parent-style-name="Text_20_body" style:list-style-name="L1">
      <style:text-properties officeooo:paragraph-rsid="001d8ce7"/>
    </style:style>
    <style:style style:name="P17" style:family="paragraph" style:parent-style-name="Text_20_body" style:list-style-name="L1">
      <style:text-properties officeooo:paragraph-rsid="0020c23b"/>
    </style:style>
    <style:style style:name="P18" style:family="paragraph" style:parent-style-name="Text_20_body" style:list-style-name="L1">
      <style:text-properties fo:font-weight="normal" officeooo:rsid="00132d17" officeooo:paragraph-rsid="001bdb8d" style:font-weight-asian="normal" style:font-weight-complex="normal"/>
    </style:style>
    <style:style style:name="P19" style:family="paragraph" style:parent-style-name="Text_20_body" style:list-style-name="L2"/>
    <style:style style:name="P20" style:family="paragraph" style:parent-style-name="Text_20_body" style:list-style-name="L2">
      <style:paragraph-properties fo:margin-top="0cm" fo:margin-bottom="0cm" style:contextual-spacing="false"/>
    </style:style>
    <style:style style:name="P21" style:family="paragraph" style:parent-style-name="Text_20_body" style:list-style-name="L1">
      <style:text-properties fo:color="#000000" loext:opacity="100%" style:text-underline-style="none" fo:font-weight="normal" officeooo:rsid="00132d17" officeooo:paragraph-rsid="001bdb8d" style:font-weight-asian="normal" style:font-weight-complex="normal"/>
    </style:style>
    <style:style style:name="P22" style:family="paragraph" style:parent-style-name="Text_20_body" style:list-style-name="L1">
      <style:text-properties fo:color="#000000" loext:opacity="100%" style:text-underline-style="none" fo:font-weight="normal" officeooo:rsid="00132d17" officeooo:paragraph-rsid="0020c23b" style:font-weight-asian="normal" style:font-weight-complex="normal"/>
    </style:style>
    <style:style style:name="P23" style:family="paragraph" style:parent-style-name="Text_20_body" style:list-style-name="L2">
      <style:text-properties fo:color="#000000" loext:opacity="100%" style:text-underline-style="none" fo:font-weight="normal" officeooo:rsid="00132d17" officeooo:paragraph-rsid="0020c23b" style:font-weight-asian="normal" style:font-weight-complex="normal"/>
    </style:style>
    <style:style style:name="T1" style:family="text">
      <style:text-properties fo:color="#000000" loext:opacity="100%"/>
    </style:style>
    <style:style style:name="T2" style:family="text">
      <style:text-properties fo:color="#000000" loext:opacity="100%" style:text-underline-style="none"/>
    </style:style>
    <style:style style:name="T3" style:family="text">
      <style:text-properties fo:color="#000000" loext:opacity="100%" style:text-underline-style="none" fo:font-weight="normal" officeooo:rsid="0011e519" style:font-weight-asian="normal" style:font-weight-complex="normal"/>
    </style:style>
    <style:style style:name="T4" style:family="text">
      <style:text-properties fo:color="#000000" loext:opacity="100%" style:text-underline-style="none" fo:font-weight="normal" officeooo:rsid="00132d17" style:font-weight-asian="normal" style:font-weight-complex="normal"/>
    </style:style>
    <style:style style:name="T5" style:family="text">
      <style:text-properties fo:color="#000000" loext:opacity="100%" style:text-underline-style="none" fo:font-weight="normal" officeooo:rsid="001d8ce7" style:font-weight-asian="normal" style:font-weight-complex="normal"/>
    </style:style>
    <style:style style:name="T6" style:family="text">
      <style:text-properties fo:color="#000000" loext:opacity="100%" style:text-underline-style="none" fo:font-weight="normal" officeooo:rsid="001e686e" style:font-weight-asian="normal" style:font-weight-complex="normal"/>
    </style:style>
    <style:style style:name="T7" style:family="text">
      <style:text-properties fo:color="#000000" loext:opacity="100%" style:text-underline-style="none" fo:font-weight="bold"/>
    </style:style>
    <style:style style:name="T8" style:family="text">
      <style:text-properties fo:color="#000000" loext:opacity="100%" style:text-underline-style="none" fo:font-weight="bold" officeooo:rsid="00132d17" style:font-weight-asian="normal" style:font-weight-complex="normal"/>
    </style:style>
    <style:style style:name="T9" style:family="text">
      <style:text-properties fo:color="#000000" loext:opacity="100%" style:text-underline-style="none" officeooo:rsid="00229696"/>
    </style:style>
    <style:style style:name="T10" style:family="text">
      <style:text-properties fo:color="#000000" loext:opacity="100%" fo:font-weight="normal" officeooo:rsid="0011e519" style:font-weight-asian="normal" style:font-weight-complex="normal"/>
    </style:style>
    <style:style style:name="T11" style:family="text">
      <style:text-properties fo:color="#000000" loext:opacity="100%" fo:font-style="italic"/>
    </style:style>
    <style:style style:name="T12" style:family="text">
      <style:text-properties fo:font-weight="normal" officeooo:rsid="0011e519" style:font-weight-asian="normal" style:font-weight-complex="normal"/>
    </style:style>
    <style:style style:name="T13" style:family="text">
      <style:text-properties fo:font-weight="normal" officeooo:rsid="00132d17" style:font-weight-asian="normal" style:font-weight-complex="normal"/>
    </style:style>
    <style:style style:name="T14" style:family="text">
      <style:text-properties fo:font-weight="normal" officeooo:rsid="0025fd8c" style:font-weight-asian="normal" style:font-weight-complex="normal"/>
    </style:style>
    <style:style style:name="T15"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xml:id="list6714839" text:style-name="L1">
        <text:list-item>
          <text:p text:style-name="P6">HISTORY:-</text:p>
          <text:p text:style-name="P7">(SOURCE: <text:span text:style-name="T15">Wikipedia &amp; HTB Academy)</text:span></text:p>
          <text:p text:style-name="P6"/>
        </text:list-item>
        <text:list-item>
          <text:p text:style-name="P3"><text:span text:style-name="T12">Many events led up to creating the first Linux kernel and, ultimately, the Linux operating system (OS), starting with the Unix operating system's release by Ken Thompson, Dennis Ritchie, </text:span><text:a xlink:type="simple" xlink:href="https://en.wikipedia.org/wiki/Douglas_McIlroy" text:style-name="Internet_20_link" text:visited-style-name="Visited_20_Internet_20_Link">Douglas McIlroy</text:a>, and <text:a xlink:type="simple" xlink:href="https://en.wikipedia.org/wiki/Joe_Ossanna" text:style-name="Internet_20_link" text:visited-style-name="Visited_20_Internet_20_Link">Joe Ossanna</text:a>.<text:bookmark text:name="cite_ref-43"/><text:span text:style-name="T12">(whom worked for AT&amp;T at the time). First released in 1971, Unix was written entirely in </text:span><text:a xlink:type="simple" xlink:href="https://en.wikipedia.org/wiki/Assembly_language" text:style-name="Internet_20_link" text:visited-style-name="Visited_20_Internet_20_Link"><text:span text:style-name="T12">assembly language</text:span></text:a><text:span text:style-name="T12">, as was common practice at the time. In 1973 in a key, pioneering approach, it was rewritten in the </text:span><text:a xlink:type="simple" xlink:href="https://en.wikipedia.org/wiki/C_(programming_language)" text:style-name="Internet_20_link" text:visited-style-name="Visited_20_Internet_20_Link"><text:span text:style-name="T12">C</text:span></text:a><text:span text:style-name="T12"> programming language by </text:span><text:a xlink:type="simple" xlink:href="https://en.wikipedia.org/wiki/Dennis_Ritchie" text:style-name="Internet_20_link" text:visited-style-name="Visited_20_Internet_20_Link"><text:span text:style-name="T12">Dennis Ritchie</text:span></text:a><text:span text:style-name="T12"> (with the exception of some hardware and I/O routines). The availability of a </text:span><text:a xlink:type="simple" xlink:href="https://en.wikipedia.org/wiki/High-level_language" text:style-name="Internet_20_link" text:visited-style-name="Visited_20_Internet_20_Link"><text:span text:style-name="T12">high-level language</text:span></text:a><text:span text:style-name="T12"> implementation of Unix made its </text:span><text:a xlink:type="simple" xlink:href="https://en.wikipedia.org/wiki/Porting" text:style-name="Internet_20_link" text:visited-style-name="Visited_20_Internet_20_Link"><text:span text:style-name="T12">porting</text:span></text:a><text:span text:style-name="T12"> to different computer platforms easier. </text:span></text:p>
          <text:p text:style-name="P8"/>
        </text:list-item>
        <text:list-item>
          <text:p text:style-name="P3"><text:span text:style-name="T12">Due to an earlier </text:span><text:a xlink:type="simple" xlink:href="https://en.wikipedia.org/wiki/Antitrust_case" text:style-name="Internet_20_link" text:visited-style-name="Visited_20_Internet_20_Link"><text:span text:style-name="T12">antitrust case</text:span></text:a><text:span text:style-name="T12"> forbidding it from entering the computer business, AT&amp;T was required to license the operating system's source code to anyone who asked. As a result, Unix grew quickly and became widely adopted by academic institutions and businesses. In 1984, AT&amp;T divested itself of Bell Labs; freed of the legal obligation requiring free licensing, Bell Labs began selling Unix as a </text:span><text:a xlink:type="simple" xlink:href="https://en.wikipedia.org/wiki/Proprietary_software" text:style-name="Internet_20_link" text:visited-style-name="Visited_20_Internet_20_Link"><text:span text:style-name="T12">proprietary</text:span></text:a><text:span text:style-name="T12"> product, where users were not legally allowed to modify Unix. </text:span></text:p>
          <text:p text:style-name="P8"/>
        </text:list-item>
        <text:list-item>
          <text:p text:style-name="P12"><text:bookmark text:name="cite_ref-46"/><text:a xlink:type="simple" xlink:href="https://en.wikipedia.org/wiki/MINIX" text:style-name="Internet_20_link" text:visited-style-name="Visited_20_Internet_20_Link"><text:span text:style-name="T12">MINIX</text:span></text:a><text:span text:style-name="T12"> was created by </text:span><text:a xlink:type="simple" xlink:href="https://en.wikipedia.org/wiki/Andrew_S._Tanenbaum" text:style-name="Internet_20_link" text:visited-style-name="Visited_20_Internet_20_Link"><text:span text:style-name="T12">Andrew S. Tanenbaum</text:span></text:a><text:span text:style-name="T12">, a </text:span><text:a xlink:type="simple" xlink:href="https://en.wikipedia.org/wiki/Computer_science" text:style-name="Internet_20_link" text:visited-style-name="Visited_20_Internet_20_Link"><text:span text:style-name="T12">computer science</text:span></text:a><text:span text:style-name="T12"> professor, and released in 1987 as a minimal </text:span><text:a xlink:type="simple" xlink:href="https://en.wikipedia.org/wiki/Unix-like" text:style-name="Internet_20_link" text:visited-style-name="Visited_20_Internet_20_Link"><text:span text:style-name="T12">Unix-like</text:span></text:a><text:span text:style-name="T12"> operating system targeted at students and others who wanted to learn operating system principles. Although the complete source code of MINIX was freely available, the licensing terms prevented it from being </text:span><text:a xlink:type="simple" xlink:href="https://en.wikipedia.org/wiki/Free_software" text:style-name="Internet_20_link" text:visited-style-name="Visited_20_Internet_20_Link"><text:span text:style-name="T12">free software</text:span></text:a><text:span text:style-name="T12"> until the licensing changed in April 200</text:span><text:span text:style-name="T14">0.</text:span></text:p>
        </text:list-item>
        <text:list-item>
          <text:p text:style-name="P3"><text:span text:style-name="T12">The Berkeley Software Distribution (BSD) was released in 1977, but since it contained the Unix code owned by AT&amp;T, a resulting lawsuit limited the development of BSD. Although not released until 1992, due to </text:span><text:a xlink:type="simple" xlink:href="https://en.wikipedia.org/wiki/Net/2" text:style-name="Internet_20_link" text:visited-style-name="Visited_20_Internet_20_Link"><text:span text:style-name="T12">legal complications</text:span></text:a><text:span text:style-name="T12">, development of </text:span><text:a xlink:type="simple" xlink:href="https://en.wikipedia.org/wiki/386BSD" text:style-name="Internet_20_link" text:visited-style-name="Visited_20_Internet_20_Link"><text:span text:style-name="T12">386BSD</text:span></text:a><text:span text:style-name="T12">, from which </text:span><text:a xlink:type="simple" xlink:href="https://en.wikipedia.org/wiki/NetBSD" text:style-name="Internet_20_link" text:visited-style-name="Visited_20_Internet_20_Link"><text:span text:style-name="T12">NetBSD</text:span></text:a><text:span text:style-name="T12">, </text:span><text:a xlink:type="simple" xlink:href="https://en.wikipedia.org/wiki/OpenBSD" text:style-name="Internet_20_link" text:visited-style-name="Visited_20_Internet_20_Link"><text:span text:style-name="T12">OpenBSD</text:span></text:a><text:span text:style-name="T12"> and </text:span><text:a xlink:type="simple" xlink:href="https://en.wikipedia.org/wiki/FreeBSD" text:style-name="Internet_20_link" text:visited-style-name="Visited_20_Internet_20_Link"><text:span text:style-name="T12">FreeBSD</text:span></text:a><text:span text:style-name="T12"> descended, predated that of Linux. </text:span></text:p>
          <text:p text:style-name="P9"/>
        </text:list-item>
        <text:list-item>
          <text:p text:style-name="P4"><text:span text:style-name="T12">Richard Stallman is an American </text:span><text:a xlink:type="simple" xlink:href="https://en.wikipedia.org/wiki/Free_software_movement" text:style-name="Internet_20_link" text:visited-style-name="Visited_20_Internet_20_Link"><text:span text:style-name="T3">free software movement</text:span></text:a><text:span text:style-name="T12"> activist and </text:span><text:a xlink:type="simple" xlink:href="https://en.wikipedia.org/wiki/Programmer" text:style-name="Internet_20_link" text:visited-style-name="Visited_20_Internet_20_Link"><text:span text:style-name="T3">programmer</text:span></text:a><text:span text:style-name="T12">. He campaigns for software to be distributed in such a manner that its users have the freedom to use, study, distribute, and modify that software. Software that ensures these freedoms is termed </text:span><text:a xlink:type="simple" xlink:href="https://en.wikipedia.org/wiki/Free_software" text:style-name="Internet_20_link" text:visited-style-name="Visited_20_Internet_20_Link"><text:span text:style-name="T3">free</text:span></text:a><text:a xlink:type="simple" xlink:href="https://en.wikipedia.org/wiki/Free_software" text:style-name="Internet_20_link" text:visited-style-name="Visited_20_Internet_20_Link"><text:span text:style-name="T12"> </text:span></text:a><text:a xlink:type="simple" xlink:href="https://en.wikipedia.org/wiki/Free_software" text:style-name="Internet_20_link" text:visited-style-name="Visited_20_Internet_20_Link"><text:span text:style-name="T3">software</text:span></text:a><text:span text:style-name="T12">. Stallman launched the </text:span><text:a xlink:type="simple" xlink:href="https://en.wikipedia.org/wiki/GNU_Project" text:style-name="Internet_20_link" text:visited-style-name="Visited_20_Internet_20_Link"><text:span text:style-name="T3">GNU</text:span></text:a><text:a xlink:type="simple" xlink:href="https://en.wikipedia.org/wiki/GNU_Project" text:style-name="Internet_20_link" text:visited-style-name="Visited_20_Internet_20_Link"><text:span text:style-name="T12"> </text:span></text:a><text:a xlink:type="simple" xlink:href="https://en.wikipedia.org/wiki/GNU_Project" text:style-name="Internet_20_link" text:visited-style-name="Visited_20_Internet_20_Link"><text:span text:style-name="T3">Project</text:span></text:a><text:span text:style-name="T12">, founded the </text:span><text:a xlink:type="simple" xlink:href="https://en.wikipedia.org/wiki/Free_Software_Foundation" text:style-name="Internet_20_link" text:visited-style-name="Visited_20_Internet_20_Link"><text:span text:style-name="T3">Free</text:span></text:a><text:a xlink:type="simple" xlink:href="https://en.wikipedia.org/wiki/Free_Software_Foundation" text:style-name="Internet_20_link" text:visited-style-name="Visited_20_Internet_20_Link"><text:span text:style-name="T12"> </text:span></text:a><text:a xlink:type="simple" xlink:href="https://en.wikipedia.org/wiki/Free_Software_Foundation" text:style-name="Internet_20_link" text:visited-style-name="Visited_20_Internet_20_Link"><text:span text:style-name="T3">Software</text:span></text:a><text:a xlink:type="simple" xlink:href="https://en.wikipedia.org/wiki/Free_Software_Foundation" text:style-name="Internet_20_link" text:visited-style-name="Visited_20_Internet_20_Link"><text:span text:style-name="T12"> </text:span></text:a><text:a xlink:type="simple" xlink:href="https://en.wikipedia.org/wiki/Free_Software_Foundation" text:style-name="Internet_20_link" text:visited-style-name="Visited_20_Internet_20_Link"><text:span text:style-name="T3">Foundation</text:span></text:a><text:span text:style-name="T12"> in October 1985, developed the </text:span><text:a xlink:type="simple" xlink:href="https://en.wikipedia.org/wiki/GNU_Compiler_Collection" text:style-name="Internet_20_link" text:visited-style-name="Visited_20_Internet_20_Link"><text:span text:style-name="T3">GNU</text:span></text:a><text:a xlink:type="simple" xlink:href="https://en.wikipedia.org/wiki/GNU_Compiler_Collection" text:style-name="Internet_20_link" text:visited-style-name="Visited_20_Internet_20_Link"><text:span text:style-name="T12"> </text:span></text:a><text:a xlink:type="simple" xlink:href="https://en.wikipedia.org/wiki/GNU_Compiler_Collection" text:style-name="Internet_20_link" text:visited-style-name="Visited_20_Internet_20_Link"><text:span text:style-name="T3">Compiler</text:span></text:a><text:a xlink:type="simple" xlink:href="https://en.wikipedia.org/wiki/GNU_Compiler_Collection" text:style-name="Internet_20_link" text:visited-style-name="Visited_20_Internet_20_Link"><text:span text:style-name="T12"> </text:span></text:a><text:a xlink:type="simple" xlink:href="https://en.wikipedia.org/wiki/GNU_Compiler_Collection" text:style-name="Internet_20_link" text:visited-style-name="Visited_20_Internet_20_Link"><text:span text:style-name="T3">Collection</text:span></text:a><text:span text:style-name="T12"> and </text:span><text:a xlink:type="simple" xlink:href="https://en.wikipedia.org/wiki/GNU_Emacs" text:style-name="Internet_20_link" text:visited-style-name="Visited_20_Internet_20_Link"><text:span text:style-name="T3">GNU</text:span></text:a><text:a xlink:type="simple" xlink:href="https://en.wikipedia.org/wiki/GNU_Emacs" text:style-name="Internet_20_link" text:visited-style-name="Visited_20_Internet_20_Link"><text:span text:style-name="T12"> </text:span></text:a><text:a xlink:type="simple" xlink:href="https://en.wikipedia.org/wiki/GNU_Emacs" text:style-name="Internet_20_link" text:visited-style-name="Visited_20_Internet_20_Link"><text:span text:style-name="T3">Emacs</text:span></text:a><text:span text:style-name="T12">, and wrote the </text:span><text:span text:style-name="T10">GNU GENERAL PUBLIC LICENSE. </text:span><text:span text:style-name="T1">His goal was to create a free Unix-like operating system, and part of his work resulted in the GNU General Public License (GPL) being created. According to its manifesto, the founding goal of the project was to build a free operating system, and if possible, "everything useful that normally comes with a Unix system so that one could get along without any software that is not free." Stallman decided to call this operating system </text:span><text:a xlink:type="simple" xlink:href="https://en.wikipedia.org/wiki/GNU" text:style-name="Internet_20_link" text:visited-style-name="Visited_20_Internet_20_Link"><text:span text:style-name="T11">GNU</text:span></text:a><text:span text:style-name="T1"> (a </text:span><text:a xlink:type="simple" xlink:href="https://en.wikipedia.org/wiki/Recursive_acronym" text:style-name="Internet_20_link" text:visited-style-name="Visited_20_Internet_20_Link">recursive acronym</text:a><text:span text:style-name="T1"> meaning "</text:span><text:span text:style-name="T11">GNU's not Unix!</text:span><text:span text:style-name="T1">"), basing its design on that of </text:span><text:a xlink:type="simple" xlink:href="https://en.wikipedia.org/wiki/Unix" text:style-name="Internet_20_link" text:visited-style-name="Visited_20_Internet_20_Link">Unix</text:a><text:span text:style-name="T1">, a </text:span><text:a xlink:type="simple" xlink:href="https://en.wikipedia.org/wiki/Proprietary_software_for_linux" text:style-name="Internet_20_link" text:visited-style-name="Visited_20_Internet_20_Link">proprietary operating system</text:a><text:span text:style-name="T1">. When the GNU project first started they had an </text:span><text:a xlink:type="simple" xlink:href="https://en.wikipedia.org/wiki/Emacs" text:style-name="Internet_20_link" text:visited-style-name="Visited_20_Internet_20_Link">Emacs</text:a><text:span text:style-name="T1"> text editor with </text:span><text:a xlink:type="simple" xlink:href="https://en.wikipedia.org/wiki/Lisp_(programming_language)" text:style-name="Internet_20_link" text:visited-style-name="Visited_20_Internet_20_Link">Lisp</text:a><text:span text:style-name="T1"> for writing editor commands, a source level </text:span><text:a xlink:type="simple" xlink:href="https://en.wikipedia.org/wiki/Debugger" text:style-name="Internet_20_link" text:visited-style-name="Visited_20_Internet_20_Link">debugger</text:a><text:span text:style-name="T1">, a </text:span><text:a xlink:type="simple" xlink:href="https://en.wikipedia.org/wiki/Yacc" text:style-name="Internet_20_link" text:visited-style-name="Visited_20_Internet_20_Link">yacc</text:a><text:span text:style-name="T1">-compatible </text:span><text:a xlink:type="simple" xlink:href="https://en.wikipedia.org/wiki/Parsing" text:style-name="Internet_20_link" text:visited-style-name="Visited_20_Internet_20_Link">parser</text:a><text:span text:style-name="T1"> generator, and a </text:span><text:a xlink:type="simple" xlink:href="https://en.wikipedia.org/wiki/Linker_(computing)" text:style-name="Internet_20_link" text:visited-style-name="Visited_20_Internet_20_Link">linker</text:a><text:span text:style-name="T1">.</text:span><text:bookmark text:name="cite_ref-10"/><text:a xlink:type="simple" xlink:href="https://en.wikipedia.org/wiki/GNU_Project#cite_note-10" text:style-name="Internet_20_link" text:visited-style-name="Visited_20_Internet_20_Link">[10]</text:a><text:span text:style-name="T1"> The GNU system required its own C compiler and tools to be free software, so these also had to be developed. By June 1987, the project had accumulated and developed free software for an assembler, an almost finished portable optimizing C compiler (</text:span><text:a xlink:type="simple" xlink:href="https://en.wikipedia.org/wiki/GNU_Compiler_Collection" text:style-name="Internet_20_link" text:visited-style-name="Visited_20_Internet_20_Link">GCC</text:a><text:span text:style-name="T1">), an editor (</text:span><text:a xlink:type="simple" xlink:href="https://en.wikipedia.org/wiki/Emacs" text:style-name="Internet_20_link" text:visited-style-name="Visited_20_Internet_20_Link">GNU Emacs</text:a><text:span text:style-name="T1">), and various Unix utilities (such as </text:span><text:a xlink:type="simple" xlink:href="https://en.wikipedia.org/wiki/Ls" text:style-name="Internet_20_link" text:visited-style-name="Visited_20_Internet_20_Link"><text:span text:style-name="Source_20_Text"><text:span text:style-name="T1">ls</text:span></text:span></text:a><text:span text:style-name="T1">, </text:span><text:a xlink:type="simple" xlink:href="https://en.wikipedia.org/wiki/Grep" text:style-name="Internet_20_link" text:visited-style-name="Visited_20_Internet_20_Link"><text:span text:style-name="Source_20_Text"><text:span text:style-name="T1">grep</text:span></text:span></text:a><text:span text:style-name="T1">, </text:span><text:a xlink:type="simple" xlink:href="https://en.wikipedia.org/wiki/Awk" text:style-name="Internet_20_link" text:visited-style-name="Visited_20_Internet_20_Link"><text:span text:style-name="Source_20_Text"><text:span text:style-name="T1">awk</text:span></text:span></text:a><text:span text:style-name="T1">, </text:span><text:a xlink:type="simple" xlink:href="https://en.wikipedia.org/wiki/Make_(software)" text:style-name="Internet_20_link" text:visited-style-name="Visited_20_Internet_20_Link"><text:span text:style-name="Source_20_Text"><text:span text:style-name="T1">make</text:span></text:span></text:a><text:span text:style-name="T1"> and </text:span><text:a xlink:type="simple" xlink:href="https://en.wikipedia.org/wiki/GNU_linker" text:style-name="Internet_20_link" text:visited-style-name="Visited_20_Internet_20_Link"><text:span text:style-name="Source_20_Text"><text:span text:style-name="T1">ld</text:span></text:span></text:a><text:span text:style-name="T1">).They had an initial kernel that needed more updates. </text:span></text:p>
          <text:p text:style-name="P11"/>
        </text:list-item>
        <text:list-item>
          <text:p text:style-name="P4"><text:soft-page-break/><text:span text:style-name="T1">By the early 1990s, many of the programs required in an operating system (such as libraries, </text:span><text:a xlink:type="simple" xlink:href="https://en.wikipedia.org/wiki/Compiler" text:style-name="Internet_20_link" text:visited-style-name="Visited_20_Internet_20_Link">compilers</text:a><text:span text:style-name="T1">, </text:span><text:a xlink:type="simple" xlink:href="https://en.wikipedia.org/wiki/Text_editor" text:style-name="Internet_20_link" text:visited-style-name="Visited_20_Internet_20_Link">text editors</text:a><text:span text:style-name="T1">, a </text:span><text:a xlink:type="simple" xlink:href="https://en.wikipedia.org/wiki/Shell_(computing)#Command-line_shells" text:style-name="Internet_20_link" text:visited-style-name="Visited_20_Internet_20_Link">command-line shell</text:a><text:span text:style-name="T1">, and a </text:span><text:a xlink:type="simple" xlink:href="https://en.wikipedia.org/wiki/Windowing_system" text:style-name="Internet_20_link" text:visited-style-name="Visited_20_Internet_20_Link">windowing system</text:a><text:span text:style-name="T1">) were completed, although low-level elements such as </text:span><text:a xlink:type="simple" xlink:href="https://en.wikipedia.org/wiki/Device_driver" text:style-name="Internet_20_link" text:visited-style-name="Visited_20_Internet_20_Link">device drivers</text:a><text:span text:style-name="T1">, </text:span><text:a xlink:type="simple" xlink:href="https://en.wikipedia.org/wiki/Daemon_(computer_software)" text:style-name="Internet_20_link" text:visited-style-name="Visited_20_Internet_20_Link">daemons</text:a><text:span text:style-name="T1">, and the </text:span><text:a xlink:type="simple" xlink:href="https://en.wikipedia.org/wiki/Kernel_(computer_science)" text:style-name="Internet_20_link" text:visited-style-name="Visited_20_Internet_20_Link">kernel</text:a><text:span text:style-name="T1">, called </text:span><text:a xlink:type="simple" xlink:href="https://en.wikipedia.org/wiki/GNU_Hurd" text:style-name="Internet_20_link" text:visited-style-name="Visited_20_Internet_20_Link">GNU Hurd</text:a><text:span text:style-name="T1">, were stalled and incomplete.</text:span></text:p>
          <text:p text:style-name="P11"/>
        </text:list-item>
        <text:list-item>
          <text:p text:style-name="P11">Projects by others over the years failed to result in a working, free kernel that would become widely adopted until the creation of the Linux kernel.</text:p>
          <text:p text:style-name="P11"/>
        </text:list-item>
        <text:list-item>
          <text:p text:style-name="P4"><text:span text:style-name="T1">Linus Torvalds has stated on separate occasions that if the </text:span><text:a xlink:type="simple" xlink:href="https://en.wikipedia.org/wiki/GNU_kernel" text:style-name="Internet_20_link" text:visited-style-name="Visited_20_Internet_20_Link">GNU kernel</text:a><text:span text:style-name="T1"> or </text:span><text:a xlink:type="simple" xlink:href="https://en.wikipedia.org/wiki/386BSD" text:style-name="Internet_20_link" text:visited-style-name="Visited_20_Internet_20_Link">386BSD</text:a><text:span text:style-name="T1"> had been available at the time (1991), he probably would not have created Linux.</text:span></text:p>
          <text:p text:style-name="P11"/>
        </text:list-item>
        <text:list-item>
          <text:p text:style-name="P13"><text:span text:style-name="T1">In 1991, while attending the </text:span><text:a xlink:type="simple" xlink:href="https://en.wikipedia.org/wiki/University_of_Helsinki" text:style-name="Internet_20_link" text:visited-style-name="Visited_20_Internet_20_Link">University of Helsinki</text:a><text:span text:style-name="T1">, Torvalds became curious about operating systems.</text:span><text:bookmark text:name="cite_ref-50"/><text:a xlink:type="simple" xlink:href="https://en.wikipedia.org/wiki/Linux#cite_note-50" text:style-name="Internet_20_link" text:visited-style-name="Visited_20_Internet_20_Link">[47]</text:a><text:span text:style-name="T1"> Frustrated by the licensing of MINIX, which at the time limited it to educational use only,</text:span><text:bookmark text:name="cite_ref-minix-lic_47-1"/><text:a xlink:type="simple" xlink:href="https://en.wikipedia.org/wiki/Linux#cite_note-minix-lic-47" text:style-name="Internet_20_link" text:visited-style-name="Visited_20_Internet_20_Link">[44]</text:a><text:span text:style-name="T1"> he began to work on his own operating system kernel, which eventually became the </text:span><text:a xlink:type="simple" xlink:href="https://en.wikipedia.org/wiki/Linux_kernel" text:style-name="Internet_20_link" text:visited-style-name="Visited_20_Internet_20_Link">Linux kernel</text:a><text:span text:style-name="T1">. </text:span></text:p>
        </text:list-item>
        <text:list-item>
          <text:p text:style-name="P14"><text:span text:style-name="T1">Torvalds began the development of the Linux kernel on MINIX and applications written for MINIX were also used on Linux. Later, Linux matured and further Linux kernel development took place on Linux systems.</text:span><text:bookmark text:name="cite_ref-51"/><text:a xlink:type="simple" xlink:href="https://en.wikipedia.org/wiki/Linux#cite_note-51" text:style-name="Internet_20_link" text:visited-style-name="Visited_20_Internet_20_Link">[48]</text:a><text:span text:style-name="T1"> GNU applications also replaced all MINIX components, because it was advantageous to use the freely available code from the GNU Project with the fledgling operating system; code licensed under the GNU GPL can be reused in other computer programs as long as they also are released under the same or a compatible license. Torvalds initiated a switch from his original license, which prohibited commercial redistribution, to the GNU GPL.</text:span><text:bookmark text:name="cite_ref-52"/><text:a xlink:type="simple" xlink:href="https://en.wikipedia.org/wiki/Linux#cite_note-52" text:style-name="Internet_20_link" text:visited-style-name="Visited_20_Internet_20_Link">[49]</text:a><text:span text:style-name="T1"> Developers worked to integrate GNU components with the Linux kernel, making a fully functional and free operating system.</text:span></text:p>
        </text:list-item>
        <text:list-item>
          <text:p text:style-name="P14"><text:span text:style-name="T1">A Linux-based system is a modular </text:span><text:a xlink:type="simple" xlink:href="https://en.wikipedia.org/wiki/Unix-like" text:style-name="Internet_20_link" text:visited-style-name="Visited_20_Internet_20_Link">Unix-like</text:a><text:span text:style-name="T1"> operating system, deriving much of its basic design from principles established in Unix during the 1970s and 1980s. Such a system uses a </text:span><text:a xlink:type="simple" xlink:href="https://en.wikipedia.org/wiki/Monolithic_kernel" text:style-name="Internet_20_link" text:visited-style-name="Visited_20_Internet_20_Link">monolithic kernel</text:a><text:span text:style-name="T1">, the </text:span><text:a xlink:type="simple" xlink:href="https://en.wikipedia.org/wiki/Linux_kernel" text:style-name="Internet_20_link" text:visited-style-name="Visited_20_Internet_20_Link">Linux kernel</text:a><text:span text:style-name="T1">, which handles process control, networking, access to the </text:span><text:a xlink:type="simple" xlink:href="https://en.wikipedia.org/wiki/Peripheral" text:style-name="Internet_20_link" text:visited-style-name="Visited_20_Internet_20_Link">peripherals</text:a><text:span text:style-name="T1">, and </text:span><text:a xlink:type="simple" xlink:href="https://en.wikipedia.org/wiki/File_system" text:style-name="Internet_20_link" text:visited-style-name="Visited_20_Internet_20_Link">file systems</text:a><text:span text:style-name="T1">. </text:span><text:a xlink:type="simple" xlink:href="https://en.wikipedia.org/wiki/Device_drivers" text:style-name="Internet_20_link" text:visited-style-name="Visited_20_Internet_20_Link">Device drivers</text:a><text:span text:style-name="T1"> are either integrated directly with the kernel, or added as modules that are loaded while the system is running.</text:span><text:bookmark text:name="cite_ref-73"/><text:a xlink:type="simple" xlink:href="https://en.wikipedia.org/wiki/Linux#cite_note-73" text:style-name="Internet_20_link" text:visited-style-name="Visited_20_Internet_20_Link">[70]</text:a><text:span text:style-name="T1"> </text:span></text:p>
        </text:list-item>
        <text:list-item>
          <text:p text:style-name="P15"><text:span text:style-name="T1">The GNU </text:span><text:a xlink:type="simple" xlink:href="https://en.wikipedia.org/wiki/Userland_(computing)" text:style-name="Internet_20_link" text:visited-style-name="Visited_20_Internet_20_Link">userland</text:a><text:span text:style-name="T1"> is a key part of most systems based on the Linux kernel, with Android being the notable exception. The Project's </text:span><text:a xlink:type="simple" xlink:href="https://en.wikipedia.org/wiki/GNU_C_Library" text:style-name="Internet_20_link" text:visited-style-name="Visited_20_Internet_20_Link">implementation</text:a><text:span text:style-name="T1"> of the </text:span><text:a xlink:type="simple" xlink:href="https://en.wikipedia.org/wiki/C_standard_library" text:style-name="Internet_20_link" text:visited-style-name="Visited_20_Internet_20_Link">C library</text:a><text:span text:style-name="T1"> works as a wrapper for the </text:span><text:a xlink:type="simple" xlink:href="https://en.wikipedia.org/wiki/System_call" text:style-name="Internet_20_link" text:visited-style-name="Visited_20_Internet_20_Link">system calls</text:a><text:span text:style-name="T1"> of the Linux kernel necessary to the kernel-userspace interface, the </text:span><text:a xlink:type="simple" xlink:href="https://en.wikipedia.org/wiki/GNU_toolchain" text:style-name="Internet_20_link" text:visited-style-name="Visited_20_Internet_20_Link">toolchain</text:a><text:span text:style-name="T1"> is a broad collection of programming tools vital to Linux development (including the </text:span><text:a xlink:type="simple" xlink:href="https://en.wikipedia.org/wiki/GNU_Compiler_Collection" text:style-name="Internet_20_link" text:visited-style-name="Visited_20_Internet_20_Link">compilers</text:a><text:span text:style-name="T1"> used to build the Linux kernel itself), and the </text:span><text:a xlink:type="simple" xlink:href="https://en.wikipedia.org/wiki/GNU_Core_Utilities" text:style-name="Internet_20_link" text:visited-style-name="Visited_20_Internet_20_Link">coreutils</text:a><text:span text:style-name="T1"> implement many basic </text:span><text:a xlink:type="simple" xlink:href="https://en.wikipedia.org/wiki/Unix_commands" text:style-name="Internet_20_link" text:visited-style-name="Visited_20_Internet_20_Link">Unix tools</text:a><text:span text:style-name="T1">. The project also develops </text:span><text:a xlink:type="simple" xlink:href="https://en.wikipedia.org/wiki/Bash_(shell)" text:style-name="Internet_20_link" text:visited-style-name="Visited_20_Internet_20_Link">Bash</text:a><text:span text:style-name="T1">, a popular </text:span><text:a xlink:type="simple" xlink:href="https://en.wikipedia.org/wiki/Command-line_interface" text:style-name="Internet_20_link" text:visited-style-name="Visited_20_Internet_20_Link">CLI</text:a><text:span text:style-name="T1"> </text:span><text:a xlink:type="simple" xlink:href="https://en.wikipedia.org/wiki/Shell_(computing)" text:style-name="Internet_20_link" text:visited-style-name="Visited_20_Internet_20_Link">shell</text:a><text:span text:style-name="T1">. The </text:span><text:a xlink:type="simple" xlink:href="https://en.wikipedia.org/wiki/Graphical_user_interface" text:style-name="Internet_20_link" text:visited-style-name="Visited_20_Internet_20_Link">graphical user interface</text:a><text:span text:style-name="T1"> (or GUI) used by most Linux systems is built on top of an implementation of the </text:span><text:a xlink:type="simple" xlink:href="https://en.wikipedia.org/wiki/X_Window_System" text:style-name="Internet_20_link" text:visited-style-name="Visited_20_Internet_20_Link">X Window System</text:a><text:span text:style-name="T1">.</text:span><text:bookmark text:name="cite_ref-oreilly-anatomy_74-0"/><text:a xlink:type="simple" xlink:href="https://en.wikipedia.org/wiki/Linux#cite_note-oreilly-anatomy-74" text:style-name="Internet_20_link" text:visited-style-name="Visited_20_Internet_20_Link">[71]</text:a><text:span text:style-name="T1"> More recently, the Linux community seeks to advance to </text:span><text:a xlink:type="simple" xlink:href="https://en.wikipedia.org/wiki/Wayland_(display_server_protocol)" text:style-name="Internet_20_link" text:visited-style-name="Visited_20_Internet_20_Link">Wayland</text:a><text:span text:style-name="T1"> as the new display server protocol in place of </text:span><text:a xlink:type="simple" xlink:href="https://en.wikipedia.org/wiki/X11" text:style-name="Internet_20_link" text:visited-style-name="Visited_20_Internet_20_Link">X11</text:a><text:span text:style-name="T1">. Many other open-source software projects contribute to Linux systems. </text:span></text:p>
          <text:p text:style-name="P10"/>
        </text:list-item>
        <text:list-item>
          <text:p text:style-name="P5"><text:span text:style-name="T13">At first, Linux was a personal project started in 1991 by a Finnish student named Linus Torvalds. His goal was to create a new, free operating system kernel. Over the years, the Linux kernel has gone from a small number of files written in C under licensing that prohibited commercial distribution to the latest version with over 23 million source code lines (comments excluded), licensed under the GNU General Public License v2. </text:span>The first goal of the GNU project was to create a whole free-software operating system. Because <text:soft-page-break/>UNIX was already widespread and ran on more powerful machines, compared to contemporary CP/M or MS-DOS machines of time, <text:s/>it was decided it would be a Unix-like operating system. Richard Stallman later commented that he considered MS-DOS "a toy".</text:p>
          <text:p text:style-name="P5"/>
        </text:list-item>
        <text:list-item>
          <text:p text:style-name="P18">By 1992, the GNU project had completed all of the major operating system utilities, but had not completed their proposed <text:a xlink:type="simple" xlink:href="https://en.wikipedia.org/wiki/Kernel_(operating_system)" text:style-name="Internet_20_link" text:visited-style-name="Visited_20_Internet_20_Link"><text:span text:style-name="T2">operating</text:span></text:a><text:a xlink:type="simple" xlink:href="https://en.wikipedia.org/wiki/Kernel_(operating_system)" text:style-name="Internet_20_link" text:visited-style-name="Visited_20_Internet_20_Link"> </text:a><text:a xlink:type="simple" xlink:href="https://en.wikipedia.org/wiki/Kernel_(operating_system)" text:style-name="Internet_20_link" text:visited-style-name="Visited_20_Internet_20_Link"><text:span text:style-name="T2">system</text:span></text:a><text:a xlink:type="simple" xlink:href="https://en.wikipedia.org/wiki/Kernel_(operating_system)" text:style-name="Internet_20_link" text:visited-style-name="Visited_20_Internet_20_Link"> </text:a><text:a xlink:type="simple" xlink:href="https://en.wikipedia.org/wiki/Kernel_(operating_system)" text:style-name="Internet_20_link" text:visited-style-name="Visited_20_Internet_20_Link"><text:span text:style-name="T2">kernel</text:span></text:a>, <text:a xlink:type="simple" xlink:href="https://en.wikipedia.org/wiki/GNU_Hurd" text:style-name="Internet_20_link" text:visited-style-name="Visited_20_Internet_20_Link"><text:span text:style-name="T2">GNU</text:span></text:a><text:a xlink:type="simple" xlink:href="https://en.wikipedia.org/wiki/GNU_Hurd" text:style-name="Internet_20_link" text:visited-style-name="Visited_20_Internet_20_Link"> </text:a><text:a xlink:type="simple" xlink:href="https://en.wikipedia.org/wiki/GNU_Hurd" text:style-name="Internet_20_link" text:visited-style-name="Visited_20_Internet_20_Link"><text:span text:style-name="T2">Hurd</text:span></text:a>. With the release of the <text:a xlink:type="simple" xlink:href="https://en.wikipedia.org/wiki/Linux_kernel" text:style-name="Internet_20_link" text:visited-style-name="Visited_20_Internet_20_Link"><text:span text:style-name="T2">Linux</text:span></text:a><text:a xlink:type="simple" xlink:href="https://en.wikipedia.org/wiki/Linux_kernel" text:style-name="Internet_20_link" text:visited-style-name="Visited_20_Internet_20_Link"> </text:a><text:a xlink:type="simple" xlink:href="https://en.wikipedia.org/wiki/Linux_kernel" text:style-name="Internet_20_link" text:visited-style-name="Visited_20_Internet_20_Link"><text:span text:style-name="T2">kernel</text:span></text:a>, started independently by <text:a xlink:type="simple" xlink:href="https://en.wikipedia.org/wiki/Linus_Torvalds" text:style-name="Internet_20_link" text:visited-style-name="Visited_20_Internet_20_Link"><text:span text:style-name="T2">Linus</text:span></text:a><text:a xlink:type="simple" xlink:href="https://en.wikipedia.org/wiki/Linus_Torvalds" text:style-name="Internet_20_link" text:visited-style-name="Visited_20_Internet_20_Link"> </text:a><text:a xlink:type="simple" xlink:href="https://en.wikipedia.org/wiki/Linus_Torvalds" text:style-name="Internet_20_link" text:visited-style-name="Visited_20_Internet_20_Link"><text:span text:style-name="T2">Torvalds</text:span></text:a> in 1991, and released under the GPL with version 0.12 in 1992, for the first time it was possible to run an operating system composed completely of free software. Though the Linux kernel is not part of the GNU project, it was developed using <text:a xlink:type="simple" xlink:href="https://en.wikipedia.org/wiki/GNU_Compiler_Collection" text:style-name="Internet_20_link" text:visited-style-name="Visited_20_Internet_20_Link"><text:span text:style-name="T2">GCC</text:span></text:a> and other GNU programming tools and was released as free software under the <text:a xlink:type="simple" xlink:href="https://en.wikipedia.org/wiki/GNU_General_Public_License" text:style-name="Internet_20_link" text:visited-style-name="Visited_20_Internet_20_Link"><text:span text:style-name="T2">GNU</text:span></text:a><text:a xlink:type="simple" xlink:href="https://en.wikipedia.org/wiki/GNU_General_Public_License" text:style-name="Internet_20_link" text:visited-style-name="Visited_20_Internet_20_Link"> </text:a><text:a xlink:type="simple" xlink:href="https://en.wikipedia.org/wiki/GNU_General_Public_License" text:style-name="Internet_20_link" text:visited-style-name="Visited_20_Internet_20_Link"><text:span text:style-name="T2">General</text:span></text:a><text:a xlink:type="simple" xlink:href="https://en.wikipedia.org/wiki/GNU_General_Public_License" text:style-name="Internet_20_link" text:visited-style-name="Visited_20_Internet_20_Link"> </text:a><text:a xlink:type="simple" xlink:href="https://en.wikipedia.org/wiki/GNU_General_Public_License" text:style-name="Internet_20_link" text:visited-style-name="Visited_20_Internet_20_Link"><text:span text:style-name="T2">Public</text:span></text:a><text:a xlink:type="simple" xlink:href="https://en.wikipedia.org/wiki/GNU_General_Public_License" text:style-name="Internet_20_link" text:visited-style-name="Visited_20_Internet_20_Link"> </text:a><text:a xlink:type="simple" xlink:href="https://en.wikipedia.org/wiki/GNU_General_Public_License" text:style-name="Internet_20_link" text:visited-style-name="Visited_20_Internet_20_Link">License</text:a><text:span text:style-name="T2">.</text:span></text:p>
        </text:list-item>
        <text:list-item>
          <text:p text:style-name="P18"><text:span text:style-name="T2">A stable version (or variant) of GNU can be run by combining the GNU packages with the </text:span><text:a xlink:type="simple" xlink:href="https://en.wikipedia.org/wiki/Linux_kernel" text:style-name="Internet_20_link" text:visited-style-name="Visited_20_Internet_20_Link">Linux kernel</text:a><text:span text:style-name="T2">, making a functional </text:span><text:a xlink:type="simple" xlink:href="https://en.wikipedia.org/wiki/Unix-like" text:style-name="Internet_20_link" text:visited-style-name="Visited_20_Internet_20_Link">Unix-like</text:a><text:span text:style-name="T2"> system. The GNU project calls this GNU/Linux, and the defining features are the combination of: </text:span></text:p>
        </text:list-item>
        <text:list-item text:style-override="L2">
          <text:p text:style-name="P20">GNU packages(except for GNU Hurd) <text:line-break/>The GNU packages consist of numerous operating system tools and utilities (<text:a xlink:type="simple" xlink:href="https://en.wikipedia.org/wiki/Bash_(Unix_shell)" text:style-name="Internet_20_link" text:visited-style-name="Visited_20_Internet_20_Link">shell</text:a>, <text:a xlink:type="simple" xlink:href="https://en.wikipedia.org/wiki/GNU_Core_Utilities" text:style-name="Internet_20_link" text:visited-style-name="Visited_20_Internet_20_Link">coreutils</text:a>, compilers, libraries, etc.)including a library implementation of all of the functions specified in <text:a xlink:type="simple" xlink:href="https://en.wikipedia.org/wiki/POSIX" text:style-name="Internet_20_link" text:visited-style-name="Visited_20_Internet_20_Link">POSIX</text:a> System Application Program Interface (POSIX.1).The GCC compiler can generate machine-code for a large variety of computer-architectures.</text:p>
        </text:list-item>
      </text:list>
      <text:p text:style-name="P2"/>
      <text:list xml:id="list175619567265625" text:continue-list="list6714839" text:style-name="L2">
        <text:list-item>
          <text:p text:style-name="P20"><text:a xlink:type="simple" xlink:href="https://en.wikipedia.org/wiki/Linux_kernel" text:style-name="Internet_20_link" text:visited-style-name="Visited_20_Internet_20_Link">Linux kernel</text:a> – this implements program scheduling, multitasking, device drivers, memory management, etc. and allows the system to run on a large <text:a xlink:type="simple" xlink:href="https://en.wikipedia.org/wiki/List_of_Linux-supported_computer_architectures" text:style-name="Internet_20_link" text:visited-style-name="Visited_20_Internet_20_Link">variety of computer-architectures</text:a>.<text:a xlink:type="simple" xlink:href="https://en.wikipedia.org/wiki/Linus_Torvalds" text:style-name="Internet_20_link" text:visited-style-name="Visited_20_Internet_20_Link">Linus Torvalds</text:a> released the <text:a xlink:type="simple" xlink:href="https://en.wikipedia.org/wiki/Linux_kernel" text:style-name="Internet_20_link" text:visited-style-name="Visited_20_Internet_20_Link">Linux kernel</text:a> under the <text:a xlink:type="simple" xlink:href="https://en.wikipedia.org/wiki/GNU_General_Public_License" text:style-name="Internet_20_link" text:visited-style-name="Visited_20_Internet_20_Link">GNU General Public License</text:a> in 1992;it is however not part of the GNU project.</text:p>
        </text:list-item>
      </text:list>
      <text:p text:style-name="P2"/>
      <text:list xml:id="list175620172379748" text:continue-numbering="true" text:style-name="L2">
        <text:list-item>
          <text:p text:style-name="P19">non-GNU programs – various free software packages which are not a part of the GNU Project but are released under the <text:a xlink:type="simple" xlink:href="https://en.wikipedia.org/wiki/GNU_General_Public_License" text:style-name="Internet_20_link" text:visited-style-name="Visited_20_Internet_20_Link">GNU General Public License</text:a> or another <text:a xlink:type="simple" xlink:href="https://en.wikipedia.org/wiki/Free_software_license#FSF-approved_.22free_software.22_licenses" text:style-name="Internet_20_link" text:visited-style-name="Visited_20_Internet_20_Link">FSF-approved Free Software License</text:a>.</text:p>
        </text:list-item>
        <text:list-item text:style-override="L1">
          <text:p text:style-name="P16"><text:span text:style-name="T4">The packaging of GNU tools, together with the Linux kernel and other programs, is usually called a </text:span><text:a xlink:type="simple" xlink:href="https://en.wikipedia.org/wiki/Linux_distribution" text:style-name="Internet_20_link" text:visited-style-name="Visited_20_Internet_20_Link">Linux distribution</text:a><text:span text:style-name="T4"> (distro). The GNU Project calls the combination of GNU and the Linux kernel "GNU/Linux", and asks others to do the same, resulting in the </text:span><text:a xlink:type="simple" xlink:href="https://en.wikipedia.org/wiki/GNU/Linux_naming_controversy" text:style-name="Internet_20_link" text:visited-style-name="Visited_20_Internet_20_Link">GNU/Linux naming controversy</text:a><text:span text:style-name="T4">. <text:s/>Most Linux distros combine GNU packages with a Linux kernel which contains proprietary </text:span><text:a xlink:type="simple" xlink:href="https://en.wikipedia.org/wiki/Binary_blobs" text:style-name="Internet_20_link" text:visited-style-name="Visited_20_Internet_20_Link">binary blobs</text:a><text:span text:style-name="T4"> </text:span><text:span text:style-name="T5">(</text:span><text:span text:style-name="T4">In the context of </text:span><text:a xlink:type="simple" xlink:href="https://en.wikipedia.org/wiki/Free_and_open-source_software" text:style-name="Internet_20_link" text:visited-style-name="Visited_20_Internet_20_Link">free and open-source software</text:a><text:span text:style-name="T4">, </text:span><text:a xlink:type="simple" xlink:href="https://en.wikipedia.org/wiki/Proprietary_software" text:style-name="Internet_20_link" text:visited-style-name="Visited_20_Internet_20_Link">proprietary software</text:a><text:span text:style-name="T4"> only available as a </text:span><text:a xlink:type="simple" xlink:href="https://en.wikipedia.org/wiki/Binary_executable" text:style-name="Internet_20_link" text:visited-style-name="Visited_20_Internet_20_Link">binary executable</text:a><text:span text:style-name="T4"> is referred to as a </text:span><text:span text:style-name="T8">blob</text:span><text:span text:style-name="T4"> or </text:span><text:span text:style-name="T8">binary blob</text:span><text:span text:style-name="T4">. The term usually refers to a </text:span><text:a xlink:type="simple" xlink:href="https://en.wikipedia.org/wiki/Device_driver" text:style-name="Internet_20_link" text:visited-style-name="Visited_20_Internet_20_Link">device driver</text:a><text:span text:style-name="T4"> </text:span><text:a xlink:type="simple" xlink:href="https://en.wikipedia.org/wiki/Loadable_kernel_module" text:style-name="Internet_20_link" text:visited-style-name="Visited_20_Internet_20_Link">module</text:a><text:span text:style-name="T4"> </text:span><text:a xlink:type="simple" xlink:href="https://en.wikipedia.org/wiki/Linker_(computing)" text:style-name="Internet_20_link" text:visited-style-name="Visited_20_Internet_20_Link">loaded</text:a><text:span text:style-name="T4"> into the </text:span><text:a xlink:type="simple" xlink:href="https://en.wikipedia.org/wiki/Kernel_(computer_science)" text:style-name="Internet_20_link" text:visited-style-name="Visited_20_Internet_20_Link">kernel</text:a><text:span text:style-name="T4"> of an open-source </text:span><text:a xlink:type="simple" xlink:href="https://en.wikipedia.org/wiki/Operating_system" text:style-name="Internet_20_link" text:visited-style-name="Visited_20_Internet_20_Link">operating system</text:a><text:span text:style-name="T4">, and is sometimes also applied to code running outside the kernel, such as system </text:span><text:a xlink:type="simple" xlink:href="https://en.wikipedia.org/wiki/Firmware" text:style-name="Internet_20_link" text:visited-style-name="Visited_20_Internet_20_Link">firmware</text:a><text:span text:style-name="T4"> images, </text:span><text:a xlink:type="simple" xlink:href="https://en.wikipedia.org/wiki/Microcode" text:style-name="Internet_20_link" text:visited-style-name="Visited_20_Internet_20_Link">microcode</text:a><text:span text:style-name="T4"> updates, or </text:span><text:a xlink:type="simple" xlink:href="https://en.wikipedia.org/wiki/User_space" text:style-name="Internet_20_link" text:visited-style-name="Visited_20_Internet_20_Link">userland</text:a><text:span text:style-name="T4"> programs.</text:span><text:span text:style-name="T6">)</text:span><text:span text:style-name="T4"> and a number of proprietary programs</text:span><text:span text:style-name="T5">.</text:span></text:p>
        </text:list-item>
        <text:list-item text:style-override="L1">
          <text:p text:style-name="P21">The GNU Free System Distribution Guidelines (GNU FSDG) is a system distribution commitment used to explain what it means for an installable system distribution (such as a GNU/Linux distribution) to qualify as free (libre), and help distribution developers make their distributions qualify. </text:p>
        </text:list-item>
        <text:list-item text:style-override="L1">
          <text:p text:style-name="P17"><text:span text:style-name="T4">Mostly this includes distributions that are a combination of GNU packages with a </text:span><text:a xlink:type="simple" xlink:href="https://en.wikipedia.org/wiki/Linux-libre" text:style-name="Internet_20_link" text:visited-style-name="Visited_20_Internet_20_Link">Linux-libre</text:a><text:span text:style-name="T4"> kernel (</text:span><text:span text:style-name="T7">Linux-libre</text:span><text:span text:style-name="T2"> is a modified version of the </text:span><text:a xlink:type="simple" xlink:href="https://en.wikipedia.org/wiki/Linux_kernel" text:style-name="Internet_20_link" text:visited-style-name="Visited_20_Internet_20_Link">Linux kernel</text:a><text:span text:style-name="T2"> that contains no </text:span><text:a xlink:type="simple" xlink:href="https://en.wikipedia.org/wiki/Binary_blobs" text:style-name="Internet_20_link" text:visited-style-name="Visited_20_Internet_20_Link">binary </text:a><text:soft-page-break/><text:a xlink:type="simple" xlink:href="https://en.wikipedia.org/wiki/Binary_blobs" text:style-name="Internet_20_link" text:visited-style-name="Visited_20_Internet_20_Link">blobs</text:a><text:span text:style-name="T2">, </text:span><text:a xlink:type="simple" xlink:href="https://en.wikipedia.org/wiki/Obfuscation_(software)" text:style-name="Internet_20_link" text:visited-style-name="Visited_20_Internet_20_Link">obfuscated code</text:a><text:span text:style-name="T2">, or code released under </text:span><text:a xlink:type="simple" xlink:href="https://en.wikipedia.org/wiki/Proprietary_license" text:style-name="Internet_20_link" text:visited-style-name="Visited_20_Internet_20_Link">proprietary licenses</text:a><text:span text:style-name="T2">.In the Linux kernel, they are mostly used for proprietary </text:span><text:a xlink:type="simple" xlink:href="https://en.wikipedia.org/wiki/Firmware" text:style-name="Internet_20_link" text:visited-style-name="Visited_20_Internet_20_Link">firmware</text:a><text:span text:style-name="T2"> images. While generally redistributable, binary blobs do not give the user the freedom to audit, modify, or, consequently, redistribute their modified versions. The </text:span><text:a xlink:type="simple" xlink:href="https://en.wikipedia.org/wiki/GNU_Project" text:style-name="Internet_20_link" text:visited-style-name="Visited_20_Internet_20_Link">GNU Project</text:a><text:span text:style-name="T2"> keeps Linux-libre in synchronization with the </text:span><text:a xlink:type="simple" xlink:href="https://en.wikipedia.org/wiki/Mainline_Linux" text:style-name="Internet_20_link" text:visited-style-name="Visited_20_Internet_20_Link">mainline Linux kernel</text:a><text:span text:style-name="T2">.</text:span><text:bookmark text:name="cite_ref-Red16Mar22_9-0"/><text:span text:style-name="T9">)</text:span><text:span text:style-name="T4"> and consist only of free software <text:s/>Distributions that have adopted the GNU FSDG includes </text:span><text:a xlink:type="simple" xlink:href="https://en.wikipedia.org/wiki/Dragora_GNU/Linux-Libre" text:style-name="Internet_20_link" text:visited-style-name="Visited_20_Internet_20_Link">Dragora GNU/Linux-Libre</text:a><text:span text:style-name="T4">, </text:span><text:a xlink:type="simple" xlink:href="https://en.wikipedia.org/wiki/GNewSense" text:style-name="Internet_20_link" text:visited-style-name="Visited_20_Internet_20_Link">gNewSense</text:a><text:span text:style-name="T4">, </text:span><text:a xlink:type="simple" xlink:href="https://en.wikipedia.org/wiki/GNU_Guix_System" text:style-name="Internet_20_link" text:visited-style-name="Visited_20_Internet_20_Link">GNU Guix System</text:a><text:span text:style-name="T4">, </text:span><text:a xlink:type="simple" xlink:href="https://en.wikipedia.org/wiki/Hyperbola_GNU/Linux-libre" text:style-name="Internet_20_link" text:visited-style-name="Visited_20_Internet_20_Link">Hyperbola GNU/Linux-libre</text:a><text:span text:style-name="T4">, </text:span><text:a xlink:type="simple" xlink:href="https://en.wikipedia.org/wiki/Parabola_GNU/Linux-libre" text:style-name="Internet_20_link" text:visited-style-name="Visited_20_Internet_20_Link">Parabola GNU/Linux-libre</text:a><text:span text:style-name="T4">, </text:span><text:a xlink:type="simple" xlink:href="https://en.wikipedia.org/wiki/Trisquel_GNU/Linux" text:style-name="Internet_20_link" text:visited-style-name="Visited_20_Internet_20_Link">Trisquel GNU/Linux</text:a><text:span text:style-name="T4">, </text:span><text:a xlink:type="simple" xlink:href="https://en.wikipedia.org/wiki/Ututo" text:style-name="Internet_20_link" text:visited-style-name="Visited_20_Internet_20_Link">Ututo</text:a><text:span text:style-name="T4">, and a few others.</text:span></text:p>
        </text:list-item>
        <text:list-item text:style-override="L1">
          <text:p text:style-name="P17"><text:span text:style-name="T4">The </text:span><text:a xlink:type="simple" xlink:href="https://en.wikipedia.org/wiki/GNOME" text:style-name="Internet_20_link" text:visited-style-name="Visited_20_Internet_20_Link">GNOME</text:a><text:span text:style-name="T4"> desktop effort was launched by the GNU Project because another desktop system, </text:span><text:a xlink:type="simple" xlink:href="https://en.wikipedia.org/wiki/KDE" text:style-name="Internet_20_link" text:visited-style-name="Visited_20_Internet_20_Link">KDE</text:a><text:span text:style-name="T4">, was becoming popular but required users to install </text:span><text:a xlink:type="simple" xlink:href="https://en.wikipedia.org/wiki/Qt_(toolkit)" text:style-name="Internet_20_link" text:visited-style-name="Visited_20_Internet_20_Link">Qt</text:a><text:span text:style-name="T4">, which was then </text:span><text:a xlink:type="simple" xlink:href="https://en.wikipedia.org/wiki/Proprietary_software" text:style-name="Internet_20_link" text:visited-style-name="Visited_20_Internet_20_Link">proprietary software</text:a><text:span text:style-name="T4">. To prevent people from being tempted to install KDE and Qt, the GNU Project simultaneously launched two projects. One was the </text:span><text:a xlink:type="simple" xlink:href="https://en.wikipedia.org/wiki/Harmony_toolkit" text:style-name="Internet_20_link" text:visited-style-name="Visited_20_Internet_20_Link">Harmony toolkit</text:a><text:span text:style-name="T4">. This was an attempt to make a free software replacement for Qt. Had this project been successful, the perceived problem with the KDE would have been solved. The second project was GNOME, which tackled the same issue from a different angle. It aimed to make a replacement for KDE that had no dependencies on proprietary software. The Harmony project didn't make much progress, but GNOME developed very well. Eventually, the proprietary component that KDE depended on (</text:span><text:a xlink:type="simple" xlink:href="https://en.wikipedia.org/wiki/Qt_(toolkit)" text:style-name="Internet_20_link" text:visited-style-name="Visited_20_Internet_20_Link">Qt</text:a><text:span text:style-name="T4">) was released as free software.</text:span></text:p>
          <text:p text:style-name="P23"/>
          <text:p text:style-name="P22"/>
        </text:list-item>
      </text:list>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9T12:24:08.817256151</meta:creation-date>
    <dc:date>2022-05-24T17:56:10.903552620</dc:date>
    <meta:editing-duration>PT45M43S</meta:editing-duration>
    <meta:editing-cycles>27</meta:editing-cycles>
    <meta:generator>LibreOffice/7.3.3.1$Linux_X86_64 LibreOffice_project/30$Build-1</meta:generator>
    <meta:document-statistic meta:table-count="0" meta:image-count="0" meta:object-count="0" meta:page-count="4" meta:paragraph-count="36" meta:word-count="1868" meta:character-count="11648" meta:non-whitespace-character-count="9825"/>
  </office:meta>
</office:document-meta>
</file>